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id you attend the Open-Hardware Summit in 2011?</text:p>
          </table:table-cell>
          <table:covered-table-cell table:style-name="ce8" office:value-type="string">
            <text:p>Did you attend the Open-Hardware Summit in 2011?</text:p>
          </table:covered-table-cell>
          <table:covered-table-cell table:style-name="ce8" office:value-type="string">
            <text:p>Did you attend the Open-Hardware Summit in 2011?</text:p>
          </table:covered-table-cell>
          <table:covered-table-cell table:style-name="ce8" office:value-type="string">
            <text:p>Did you attend the Open-Hardware Summit in 2011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051">
            <text:p>5.1%</text:p>
          </table:table-cell>
          <table:table-cell table:style-name="ce15" office:value-type="float" office:value="39">
            <text:p>3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949">
            <text:p>94.9%</text:p>
          </table:table-cell>
          <table:table-cell table:style-name="ce15" office:value-type="float" office:value="729">
            <text:p>729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768">
            <text:p>768</text:p>
          </table:covered-table-cell>
          <table:table-cell table:style-name="ce16" office:value-type="float" office:value="768">
            <text:p>768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239">
            <text:p>239</text:p>
          </table:covered-table-cell>
          <table:table-cell table:style-name="ce17" office:value-type="float" office:value="239">
            <text:p>239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5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55:48</dc:date>
    <dc:creator>Catarina Mota</dc:creator>
    <meta:editing-duration>PT00H00M10S</meta:editing-duration>
    <meta:editing-cycles>1</meta:editing-cycles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3.929cm" svg:y="0.18cm" chart:style-name="ch2">
          <text:p>Did you attend the Open-Hardware Summit in 2011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051">
                <text:p text:id="'Question 1'.C4:'Question 1'.C5">0.051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949">
                <text:p>0.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